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 Pゴシック" svg:font-family="'Takao Pゴシック'" style:font-family-generic="roman" style:font-pitch="variable"/>
    <style:font-face style:name="Takao P明朝" svg:font-family="'Takao P明朝'" style:font-family-generic="roman" style:font-pitch="variable"/>
    <style:font-face style:name="Takao Pゴシック1" svg:font-family="'Takao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none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1cm" draw:marker-start-width="0.215cm" draw:marker-end-width="0.215cm" draw:fill="none" draw:textarea-horizontal-align="center" draw:textarea-vertical-align="middle" fo:padding-top="0.13cm" fo:padding-bottom="0.13cm" fo:padding-left="0.255cm" fo:padding-right="0.255cm"/>
    </style:style>
    <style:style style:name="gr3" style:family="graphic" style:parent-style-name="standard">
      <style:graphic-properties draw:stroke="dash" draw:stroke-dash="Ultrafine_20_Dashed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width="0.02cm" svg:stroke-color="#000000" draw:marker-start-width="0.23cm" draw:marker-end-width="0.23cm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0.88cm"/>
    </style:style>
    <style:style style:name="P1" style:family="paragraph">
      <style:paragraph-properties fo:text-align="center"/>
    </style:style>
    <style:style style:name="P2" style:family="paragraph">
      <style:text-properties fo:font-size="20pt" fo:font-style="italic" style:font-size-asian="20pt" style:font-style-asian="italic" style:font-size-complex="20pt" style:font-style-complex="italic"/>
    </style:style>
    <style:style style:name="P3" style:family="paragraph">
      <style:text-properties fo:font-size="18pt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1" draw:layer="layout" svg:width="0.997cm" svg:height="0.905cm" svg:x="10.19cm" svg:y="2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1" draw:layer="layout" svg:width="0.391cm" svg:height="0.433cm" draw:transform="rotate (-1.5707963267949) translate (10.7424875886523cm 3.1946028368792cm)" svg:viewBox="0 0 392 434" svg:d="M0 434c392 0 392-434 392-434">
            <text:p/>
          </draw:path>
        </draw:g>
        <draw:line draw:style-name="gr3" draw:text-style-name="P1" draw:layer="layout" svg:x1="11.24cm" svg:y1="3.225cm" svg:x2="13.236cm" svg:y2="3.225cm">
          <text:p/>
        </draw:line>
        <draw:line draw:style-name="gr3" draw:text-style-name="P1" draw:layer="layout" svg:x1="14.719cm" svg:y1="2.719cm" svg:x2="14.709cm" svg:y2="0.91cm">
          <text:p/>
        </draw:line>
        <draw:line draw:style-name="gr4" draw:text-style-name="P1" draw:layer="layout" svg:x1="2.901cm" svg:y1="2.841cm" svg:x2="2.891cm" svg:y2="1.032cm">
          <text:p/>
        </draw:line>
        <draw:line draw:style-name="gr4" draw:text-style-name="P1" draw:layer="layout" svg:x1="2.896cm" svg:y1="2.841cm" svg:x2="4.892cm" svg:y2="2.841cm">
          <text:p/>
        </draw:line>
        <draw:line draw:style-name="gr4" draw:text-style-name="P1" draw:layer="layout" svg:x1="2.901cm" svg:y1="2.841cm" svg:x2="1.942cm" svg:y2="3.837cm">
          <text:p/>
        </draw:line>
        <draw:line draw:style-name="gr3" draw:text-style-name="P1" draw:layer="layout" svg:x1="7.181cm" svg:y1="3.475cm" svg:x2="6.239cm" svg:y2="4.404cm">
          <text:p/>
        </draw:line>
        <draw:frame draw:style-name="gr5" draw:text-style-name="P2" draw:layer="layout" svg:width="1.498cm" svg:height="0.962cm" svg:x="1.1cm" svg:y="3.202cm">
          <draw:text-box>
            <text:p><text:span text:style-name="T1">x</text:span></text:p>
          </draw:text-box>
        </draw:frame>
        <draw:frame draw:style-name="gr6" draw:text-style-name="P2" draw:layer="layout" svg:width="1.495cm" svg:height="0.962cm" svg:x="4.713cm" svg:y="2.234cm">
          <draw:text-box>
            <text:p><text:span text:style-name="T1">y</text:span></text:p>
          </draw:text-box>
        </draw:frame>
        <draw:frame draw:style-name="gr6" draw:text-style-name="P2" draw:layer="layout" svg:width="1.497cm" svg:height="0.962cm" svg:x="1.998cm" svg:y="0.491cm">
          <draw:text-box>
            <text:p><text:span text:style-name="T1">z</text:span></text:p>
          </draw:text-box>
        </draw:frame>
        <draw:frame draw:style-name="gr7" draw:text-style-name="P3" draw:layer="layout" svg:width="1.496cm" svg:height="1.13cm" svg:x="10.641cm" svg:y="3.95cm">
          <draw:text-box>
            <text:p><text:span text:style-name="T2">B</text:span></text:p>
          </draw:text-box>
        </draw:frame>
        <draw:frame draw:style-name="gr7" draw:text-style-name="P3" draw:layer="layout" svg:width="1.497cm" svg:height="1.13cm" svg:x="14.303cm" svg:y="3.95cm">
          <draw:text-box>
            <text:p><text:span text:style-name="T2">C</text:span></text:p>
          </draw:text-box>
        </draw:frame>
        <draw:frame draw:style-name="gr7" draw:text-style-name="P3" draw:layer="layout" svg:width="1.497cm" svg:height="1.13cm" svg:x="7.293cm" svg:y="3.86cm">
          <draw:text-box>
            <text:p><text:span text:style-name="T2">A</text:span></text:p>
          </draw:text-box>
        </draw:frame>
        <draw:g>
          <draw:custom-shape draw:style-name="gr1" draw:text-style-name="P1" draw:layer="layout" svg:width="0.998cm" svg:height="0.905cm" svg:x="7.093cm" svg:y="2.6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1" draw:layer="layout" svg:width="0.391cm" svg:height="0.433cm" draw:transform="rotate (-1.5707963267949) translate (7.64634352836854cm 3.09814893616998cm)" svg:viewBox="0 0 392 434" svg:d="M0 434c392 0 392-434 392-434">
            <text:p/>
          </draw:path>
        </draw:g>
        <draw:g>
          <draw:custom-shape draw:style-name="gr1" draw:text-style-name="P1" draw:layer="layout" svg:width="0.998cm" svg:height="0.905cm" svg:x="14.239cm" svg:y="2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1" draw:layer="layout" svg:width="0.391cm" svg:height="0.433cm" draw:transform="rotate (-1.5707963267949) translate (14.791069148936cm 3.1946028368792cm)" svg:viewBox="0 0 392 434" svg:d="M0 434c392 0 392-434 392-434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 Pゴシック" svg:font-family="'Takao Pゴシック'" style:font-family-generic="roman" style:font-pitch="variable"/>
    <style:font-face style:name="Takao P明朝" svg:font-family="'Takao P明朝'" style:font-family-generic="roman" style:font-pitch="variable"/>
    <style:font-face style:name="Takao Pゴシック1" svg:font-family="'Takao Pゴシック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 P明朝" fo:font-size="24pt" fo:language="en" fo:country="US" style:font-name-asian="Takao Pゴシック1" style:font-size-asian="24pt" style:language-asian="ja" style:country-asian="JP" style:font-name-complex="Takao Pゴシック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 Pゴシック" fo:font-family="'Takao Pゴシック'" style:font-family-generic="roman" style:font-pitch="variable" fo:font-size="18pt" fo:font-style="normal" fo:text-shadow="none" style:text-underline-style="none" fo:font-weight="normal" style:letter-kerning="true" style:font-name-asian="Takao Pゴシック1" style:font-family-asian="'Takao Pゴシック'" style:font-family-generic-asian="system" style:font-pitch-asian="variable" style:font-size-asian="18pt" style:font-style-asian="normal" style:font-weight-asian="normal" style:font-name-complex="Takao Pゴシック1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0.6cm" fo:margin-left="0.8cm" fo:margin-right="0.8cm" fo:page-width="17cm" fo:page-height="6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draw:frame draw:style-name="Mgr1" draw:layer="backgroundobjects" svg:width="14.399cm" svg:height="1.102cm" svg:x="1.3cm" svg:y="0.679cm">
        <draw:text-box>
          <text:p/>
        </draw:text-box>
      </draw:frame>
      <draw:frame draw:style-name="Mgr1" draw:layer="backgroundobjects" svg:width="14.399cm" svg:height="1.102cm" svg:x="1.3cm" svg:y="1.552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shida </meta:initial-creator>
    <meta:creation-date>2011-04-23T20:48:10</meta:creation-date>
    <dc:date>2016-04-09T10:56:39.662579971</dc:date>
    <meta:editing-duration>PT26M8S</meta:editing-duration>
    <meta:editing-cycles>20</meta:editing-cycles>
    <meta:generator>LibreOffice/4.2.8.2$Linux_X86_64 LibreOffice_project/420m0$Build-2</meta:generator>
    <meta:document-statistic meta:object-count="23"/>
  </office:meta>
</office:document-meta>
</file>